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00ccff" draw:auto-grow-height="true" draw:auto-grow-width="false" fo:max-height="0cm" fo:min-height="0.712cm" draw:shadow="hidden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solid" draw:fill-color="#66ffff" draw:auto-grow-height="true" draw:auto-grow-width="false" fo:max-height="0cm" fo:min-height="0.712cm" draw:shadow="hidden"/>
    </style:style>
    <style:style style:name="gr5" style:family="graphic" style:parent-style-name="standard">
      <style:graphic-properties draw:stroke="none" svg:stroke-color="#000000" draw:fill="none" draw:fill-color="#ffcc00" draw:auto-grow-height="true" draw:auto-grow-width="false" fo:max-height="0cm" fo:min-height="1.423cm"/>
    </style:style>
    <style:style style:name="gr6" style:family="graphic" style:parent-style-name="standard">
      <style:graphic-properties draw:fill-color="#99ff66" draw:textarea-horizontal-align="justify" draw:textarea-vertical-align="middle" draw:auto-grow-height="false" fo:min-height="0.95cm" fo:min-width="5.3cm"/>
    </style:style>
    <style:style style:name="gr7" style:family="graphic" style:parent-style-name="standard">
      <style:graphic-properties draw:stroke="none" svg:stroke-color="#000000" draw:fill="solid" draw:fill-color="#dddddd" draw:auto-grow-height="true" draw:auto-grow-width="false" fo:max-height="0cm" fo:min-height="0.712cm" draw:shadow="hidden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" style:family="graphic" style:parent-style-name="standard">
      <style:graphic-properties draw:stroke="none" svg:stroke-color="#000000" draw:fill="none" draw:fill-color="#ffcc00" draw:auto-grow-height="true" draw:auto-grow-width="false" fo:max-height="0cm" fo:min-height="0.95cm"/>
    </style:style>
    <style:style style:name="gr10" style:family="graphic" style:parent-style-name="standard">
      <style:graphic-properties draw:fill-color="#99ff66" draw:textarea-horizontal-align="justify" draw:textarea-vertical-align="middle" draw:auto-grow-height="false" fo:min-height="1.05cm" fo:min-width="2.1cm"/>
    </style:style>
    <style:style style:name="gr11" style:family="graphic" style:parent-style-name="standard">
      <style:graphic-properties draw:fill-color="#99ff66" draw:textarea-horizontal-align="justify" draw:textarea-vertical-align="middle" draw:auto-grow-height="false" fo:min-height="0.95cm" fo:min-width="2.3cm"/>
    </style:style>
    <style:style style:name="gr12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</style:style>
    <style:style style:name="P1" style:family="paragraph">
      <loext:graphic-properties draw:fill="solid" draw:fill-color="#00cc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66ffff"/>
    </style:style>
    <style:style style:name="P5" style:family="paragraph">
      <loext:graphic-properties draw:fill="none" draw:fill-color="#ffcc00"/>
      <style:text-properties fo:background-color="#ffff99"/>
    </style:style>
    <style:style style:name="P6" style:family="paragraph">
      <style:paragraph-properties fo:text-align="center"/>
    </style:style>
    <style:style style:name="P7" style:family="paragraph">
      <loext:graphic-properties draw:fill-color="#99ff66"/>
      <style:paragraph-properties fo:text-align="center"/>
    </style:style>
    <style:style style:name="P8" style:family="paragraph">
      <loext:graphic-properties draw:fill="solid" draw:fill-color="#dddddd"/>
    </style:style>
    <style:style style:name="P9" style:family="paragraph">
      <style:text-properties fo:font-size="14pt"/>
    </style:style>
    <style:style style:name="P10" style:family="paragraph">
      <loext:graphic-properties draw:fill="none" draw:fill-color="#ffffff"/>
      <style:text-properties fo:font-size="14pt"/>
    </style:style>
    <style:style style:name="P11" style:family="paragraph">
      <loext:graphic-properties draw:fill-color="#ffffff"/>
    </style:style>
    <style:style style:name="T1" style:family="text">
      <style:text-properties fo:background-color="#ffff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draw:style-name="gr1" draw:text-style-name="P1" draw:layer="layout" svg:width="9.6cm" svg:height="0.962cm" svg:x="2cm" svg:y="2.8cm">
          <draw:text-box>
            <text:p>Ins. nome Cuccarini pt10</text:p>
          </draw:text-box>
        </draw:frame>
        <draw:line draw:style-name="gr2" draw:text-style-name="P2" draw:layer="layout" svg:x1="1.6cm" svg:y1="8.6cm" svg:x2="27.4cm" svg:y2="8.4cm">
          <text:p/>
        </draw:line>
        <draw:frame draw:style-name="gr3" draw:text-style-name="P3" draw:layer="layout" svg:width="21.4cm" svg:height="1.673cm" svg:x="2cm" svg:y="0.8cm">
          <draw:text-box>
            <text:p>Quiz tot punti a domanda min 40 passare (facoltativo e almeno una per tipo colore)</text:p>
          </draw:text-box>
        </draw:frame>
        <draw:frame draw:style-name="gr4" draw:text-style-name="P4" draw:layer="layout" svg:width="9.6cm" svg:height="0.962cm" svg:x="2cm" svg:y="5.238cm">
          <draw:text-box>
            <text:p>Ins. nome Levi Montalcini pt20</text:p>
          </draw:text-box>
        </draw:frame>
        <draw:frame draw:style-name="gr1" draw:text-style-name="P1" draw:layer="layout" svg:width="9.6cm" svg:height="0.962cm" svg:x="2cm" svg:y="4cm">
          <draw:text-box>
            <text:p>Ins. nome Hunziker pt10</text:p>
          </draw:text-box>
        </draw:frame>
        <draw:frame draw:style-name="gr5" draw:text-style-name="P5" draw:layer="layout" svg:width="10.4cm" svg:height="1.673cm" svg:x="13cm" svg:y="4.116cm">
          <draw:text-box>
            <text:p><text:span text:style-name="T1">Esempio: 2 risposte corrette </text:span><text:span text:style-name="T1"><text:line-break/></text:span><text:span text:style-name="T1">20 punti bocciato minimo 40</text:span></text:p>
          </draw:text-box>
        </draw:frame>
        <draw:custom-shape draw:style-name="gr6" draw:text-style-name="P7" draw:layer="layout" svg:width="5.8cm" svg:height="1.2cm" svg:x="13cm" svg:y="2.6cm">
          <text:p text:style-name="P6">Invia test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9.6cm" svg:height="0.962cm" svg:x="2cm" svg:y="12.7cm">
          <draw:text-box>
            <text:p>Ins. Val moneta es 0.20 o 1</text:p>
          </draw:text-box>
        </draw:frame>
        <draw:frame draw:style-name="gr8" draw:text-style-name="P10" draw:layer="layout" svg:width="23.4cm" svg:height="3.095cm" svg:x="2.2cm" svg:y="9.2cm">
          <draw:text-box>
            <text:p text:style-name="P9">Esercizio creazione funzioni prendi(moneta) metti(moneta)<text:line-break/>all’inizio hai 0 euro nel portamonete<text:line-break/>facoltativo creare una funzione isMoneta(valore) che ritorna true o false <text:s/>per validare solo le monete esistenti. Ad esempio non caricare una moneta di 0.68 perché non esiste (0.01,0.02,0.05,0.1,0.2,0.5,1,2)</text:p>
          </draw:text-box>
        </draw:frame>
        <draw:frame draw:style-name="gr9" draw:text-style-name="P5" draw:layer="layout" svg:width="8.2cm" svg:height="3.095cm" svg:x="2cm" svg:y="13.927cm">
          <draw:text-box>
            <text:p><text:span text:style-name="T1">Qua far vedere il valore totale delle </text:span><text:span text:style-name="T1">monete messe o prese</text:span><text:span text:style-name="T1"><text:line-break/></text:span><text:span text:style-name="T1">ad esempio 1.20 euro</text:span></text:p>
          </draw:text-box>
        </draw:frame>
        <draw:custom-shape draw:style-name="gr10" draw:text-style-name="P7" draw:layer="layout" svg:width="2.6cm" svg:height="1.3cm" svg:x="13cm" svg:y="12.5cm">
          <text:p text:style-name="P6">prendi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8cm" svg:height="1.2cm" svg:x="16.6cm" svg:y="12.6cm">
          <text:p text:style-name="P6">metti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4cm" svg:y1="17.2cm" svg:x2="27.2cm" svg:y2="17cm">
          <text:p/>
        </draw:line>
        <draw:line draw:style-name="gr2" draw:text-style-name="P2" draw:layer="layout" svg:x1="1.4cm" svg:y1="17.2cm" svg:x2="27.2cm" svg:y2="17cm">
          <text:p/>
        </draw:line>
        <draw:frame draw:style-name="gr4" draw:text-style-name="P4" draw:layer="layout" svg:width="9.6cm" svg:height="0.962cm" svg:x="2cm" svg:y="6.6cm">
          <draw:text-box>
            <text:p>Ins. nome Majorana pt30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1T08:10:44.606595391</meta:creation-date>
    <dc:date>2019-01-31T09:14:04.796233887</dc:date>
    <meta:editing-duration>PT6M40S</meta:editing-duration>
    <meta:editing-cycles>3</meta:editing-cycles>
    <meta:generator>LibreOffice/5.2.7.2$Linux_X86_64 LibreOffice_project/20m0$Build-2</meta:generator>
    <meta:document-statistic meta:object-count="38"/>
  </office:meta>
</office:document-meta>
</file>